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adven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le 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e my homewor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g on, said Orctorus</text:p>
          </table:table-cell>
          <table:table-cell office:value-type="string" calcext:value-type="string">
            <text:p>Hang on_ said Orctoru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ity knight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 adventure begin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 here, I said!</text:p>
          </table:table-cell>
          <table:table-cell office:value-type="string" calcext:value-type="string">
            <text:p>Up here_ I said_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fascinating specimen!</text:p>
          </table:table-cell>
          <table:table-cell office:value-type="string" calcext:value-type="string">
            <text:p>A fascinating specimen_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oa -</text:p>
          </table:table-cell>
          <table:table-cell office:value-type="string" calcext:value-type="string">
            <text:p>Whoa _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w! Not on my head!</text:p>
          </table:table-cell>
          <table:table-cell office:value-type="string" calcext:value-type="string">
            <text:p>Ow_ Not on my head_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nd ho!</text:p>
          </table:table-cell>
          <table:table-cell office:value-type="string" calcext:value-type="string">
            <text:p>Land ho_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ld wreck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ake the super coo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ormula racer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ybody in there?</text:p>
          </table:table-cell>
          <table:table-cell office:value-type="string" calcext:value-type="string">
            <text:p>Anybody in there_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Castle on the hil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 rescu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tormy weather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Twas a wicked storm</text:p>
          </table:table-cell>
          <table:table-cell office:value-type="string" calcext:value-type="string">
            <text:p>_Twas a wicked storm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ne sea, wind in sails</text:p>
          </table:table-cell>
          <table:table-cell office:value-type="string" calcext:value-type="string">
            <text:p>Fine sea_ wind in sail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 arriva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xing the boat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 guar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'm the ship's mate ...</text:p>
          </table:table-cell>
          <table:table-cell office:value-type="string" calcext:value-type="string">
            <text:p>I_m the ship_s mate ___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Inside the Bountifu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illside excavation sit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Volcano spot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Lava meets se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ird inlet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Inlet with sailing ships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The lift-off</text:p>
          </table:table-cell>
          <table:table-cell table:style-name="ce3" office:value-type="string" calcext:value-type="string">
            <text:p>The liftoff</text:p>
          </table:table-cell>
          <table:table-cell table:style-name="ce3"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t can it fly?</text:p>
          </table:table-cell>
          <table:table-cell office:value-type="string" calcext:value-type="string">
            <text:p>But can it fly_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Desert islan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tain Camel, Sir?</text:p>
          </table:table-cell>
          <table:table-cell office:value-type="string" calcext:value-type="string">
            <text:p>Captain Camel_ Sir_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ello, Mrs. Whale Shark...</text:p>
          </table:table-cell>
          <table:table-cell office:value-type="string" calcext:value-type="string">
            <text:p>Hello_ Mrs_ Whale Shark___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lly humans!</text:p>
          </table:table-cell>
          <table:table-cell office:value-type="string" calcext:value-type="string">
            <text:p>Silly humans_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Lovely rhinocerose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ro-grav web spinning</text:p>
          </table:table-cell>
          <table:table-cell office:value-type="string" calcext:value-type="string">
            <text:p>Zero_grav web spinni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Jack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Crowded ocean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at's it!</text:p>
          </table:table-cell>
          <table:table-cell office:value-type="string" calcext:value-type="string">
            <text:p>That_s it_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elp at last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The summit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Bridge march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Dolphin trick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Around the waterfall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reasure!</text:p>
          </table:table-cell>
          <table:table-cell office:value-type="string" calcext:value-type="string">
            <text:p>Treasure_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Air time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Uninvited guest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irate booty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toy car is empty.</text:p>
          </table:table-cell>
          <table:table-cell office:value-type="string" calcext:value-type="string">
            <text:p>The toy car is empty_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im at the giant's</text:p>
          </table:table-cell>
          <table:table-cell office:value-type="string" calcext:value-type="string">
            <text:p>Swim at the giant_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Afternoon swim</text:p>
          </table:table-cell>
          <table:table-cell table:number-columns-repeated="1021"/>
        </table:table-row>
      </table:table>
      <table:table table:name="animal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se shoes</text:p>
          </table:table-cell>
          <table:table-cell table:formula="of:=COM.MICROSOFT.CONCAT(CHAR(34);[.B2];CHAR(34))" office:value-type="string" office:string-value="&quot;Horse shoes&quot;" calcext:value-type="string">
            <text:p>"Horse shoes"</text:p>
          </table:table-cell>
          <table:table-cell office:value-type="string" calcext:value-type="string">
            <text:p>Horse sho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rm in my breakfast</text:p>
          </table:table-cell>
          <table:table-cell table:formula="of:=COM.MICROSOFT.CONCAT(CHAR(34);[.B3];CHAR(34))" office:value-type="string" office:string-value="&quot;Worm in my breakfast&quot;" calcext:value-type="string">
            <text:p>"Worm in my breakfast"</text:p>
          </table:table-cell>
          <table:table-cell office:value-type="string" calcext:value-type="string">
            <text:p>Worm in my breakfa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ey chorus</text:p>
          </table:table-cell>
          <table:table-cell table:formula="of:=COM.MICROSOFT.CONCAT(CHAR(34);[.B4];CHAR(34))" office:value-type="string" office:string-value="&quot;Alley chorus&quot;" calcext:value-type="string">
            <text:p>"Alley chorus"</text:p>
          </table:table-cell>
          <table:table-cell office:value-type="string" calcext:value-type="string">
            <text:p>Alley choru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rescue</text:p>
          </table:table-cell>
          <table:table-cell table:formula="of:=COM.MICROSOFT.CONCAT(CHAR(34);[.B5];CHAR(34))" office:value-type="string" office:string-value="&quot;The rescue&quot;" calcext:value-type="string">
            <text:p>"The rescue"</text:p>
          </table:table-cell>
          <table:table-cell office:value-type="string" calcext:value-type="string">
            <text:p>The resc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y! Look out!</text:p>
          </table:table-cell>
          <table:table-cell table:formula="of:=COM.MICROSOFT.CONCAT(CHAR(34);[.B6];CHAR(34))" office:value-type="string" office:string-value="&quot;Hey! Look out!&quot;" calcext:value-type="string">
            <text:p>"Hey! Look out!"</text:p>
          </table:table-cell>
          <table:table-cell office:value-type="string" calcext:value-type="string">
            <text:p>Hey_ Look out_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sh-tank dip</text:p>
          </table:table-cell>
          <table:table-cell table:formula="of:=COM.MICROSOFT.CONCAT(CHAR(34);[.B7];CHAR(34))" office:value-type="string" office:string-value="&quot;Fish-tank dip&quot;" calcext:value-type="string">
            <text:p>"Fish-tank dip"</text:p>
          </table:table-cell>
          <table:table-cell office:value-type="string" calcext:value-type="string">
            <text:p>Fish_tank d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w wash</text:p>
          </table:table-cell>
          <table:table-cell table:formula="of:=COM.MICROSOFT.CONCAT(CHAR(34);[.B8];CHAR(34))" office:value-type="string" office:string-value="&quot;Cow wash&quot;" calcext:value-type="string">
            <text:p>"Cow wash"</text:p>
          </table:table-cell>
          <table:table-cell office:value-type="string" calcext:value-type="string">
            <text:p>Cow w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assic lake</text:p>
          </table:table-cell>
          <table:table-cell table:formula="of:=COM.MICROSOFT.CONCAT(CHAR(34);[.B9];CHAR(34))" office:value-type="string" office:string-value="&quot;Jurassic lake&quot;" calcext:value-type="string">
            <text:p>"Jurassic lake"</text:p>
          </table:table-cell>
          <table:table-cell office:value-type="string" calcext:value-type="string">
            <text:p>Jurassic lak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or Mutt</text:p>
          </table:table-cell>
          <table:table-cell table:formula="of:=COM.MICROSOFT.CONCAT(CHAR(34);[.B10];CHAR(34))" office:value-type="string" office:string-value="&quot;Professor Mutt&quot;" calcext:value-type="string">
            <text:p>"Professor Mutt"</text:p>
          </table:table-cell>
          <table:table-cell office:value-type="string" calcext:value-type="string">
            <text:p>Professor Mut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et</text:p>
          </table:table-cell>
          <table:table-cell table:formula="of:=COM.MICROSOFT.CONCAT(CHAR(34);[.B11];CHAR(34))" office:value-type="string" office:string-value="&quot;Duet&quot;" calcext:value-type="string">
            <text:p>"Duet"</text:p>
          </table:table-cell>
          <table:table-cell office:value-type="string" calcext:value-type="string">
            <text:p>D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ng fin</text:p>
          </table:table-cell>
          <table:table-cell table:formula="of:=COM.MICROSOFT.CONCAT(CHAR(34);[.B12];CHAR(34))" office:value-type="string" office:string-value="&quot;Hang fin&quot;" calcext:value-type="string">
            <text:p>"Hang fin"</text:p>
          </table:table-cell>
          <table:table-cell office:value-type="string" calcext:value-type="string">
            <text:p>Hang f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yond the closet</text:p>
          </table:table-cell>
          <table:table-cell table:formula="of:=COM.MICROSOFT.CONCAT(CHAR(34);[.B13];CHAR(34))" office:value-type="string" office:string-value="&quot;Beyond the closet&quot;" calcext:value-type="string">
            <text:p>"Beyond the closet"</text:p>
          </table:table-cell>
          <table:table-cell office:value-type="string" calcext:value-type="string">
            <text:p>Beyond the close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gh ride</text:p>
          </table:table-cell>
          <table:table-cell table:formula="of:=COM.MICROSOFT.CONCAT(CHAR(34);[.B14];CHAR(34))" office:value-type="string" office:string-value="&quot;Rough ride&quot;" calcext:value-type="string">
            <text:p>"Rough ride"</text:p>
          </table:table-cell>
          <table:table-cell office:value-type="string" calcext:value-type="string">
            <text:p>Rough rid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ce the wind</text:p>
          </table:table-cell>
          <table:table-cell table:formula="of:=COM.MICROSOFT.CONCAT(CHAR(34);[.B15];CHAR(34))" office:value-type="string" office:string-value="&quot;Race the wind&quot;" calcext:value-type="string">
            <text:p>"Race the wind"</text:p>
          </table:table-cell>
          <table:table-cell office:value-type="string" calcext:value-type="string">
            <text:p>Race the wi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at’s nasty</text:p>
          </table:table-cell>
          <table:table-cell table:formula="of:=COM.MICROSOFT.CONCAT(CHAR(34);[.B16];CHAR(34))" office:value-type="string" office:string-value="&quot;That’s nasty&quot;" calcext:value-type="string">
            <text:p>"That’s nasty"</text:p>
          </table:table-cell>
          <table:table-cell office:value-type="string" calcext:value-type="string">
            <text:p>That_s nas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uel fetch joke</text:p>
          </table:table-cell>
          <table:table-cell table:formula="of:=COM.MICROSOFT.CONCAT(CHAR(34);[.B17];CHAR(34))" office:value-type="string" office:string-value="&quot;Cruel fetch joke&quot;" calcext:value-type="string">
            <text:p>"Cruel fetch joke"</text:p>
          </table:table-cell>
          <table:table-cell office:value-type="string" calcext:value-type="string">
            <text:p>Cruel fetch jok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’s a jungle out there</text:p>
          </table:table-cell>
          <table:table-cell table:formula="of:=COM.MICROSOFT.CONCAT(CHAR(34);[.B18];CHAR(34))" office:value-type="string" office:string-value="&quot;It’s a jungle out there&quot;" calcext:value-type="string">
            <text:p>"It’s a jungle out there"</text:p>
          </table:table-cell>
          <table:table-cell office:value-type="string" calcext:value-type="string">
            <text:p>It_s a jungle out the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ah, Zelda! Whoah!</text:p>
          </table:table-cell>
          <table:table-cell table:formula="of:=COM.MICROSOFT.CONCAT(CHAR(34);[.B19];CHAR(34))" office:value-type="string" office:string-value="&quot;Whoah, Zelda! Whoah!&quot;" calcext:value-type="string">
            <text:p>"Whoah, Zelda! Whoah!"</text:p>
          </table:table-cell>
          <table:table-cell office:value-type="string" calcext:value-type="string">
            <text:p>Whoah_ Zelda_ Whoah_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ing at the museum</text:p>
          </table:table-cell>
          <table:table-cell table:formula="of:=COM.MICROSOFT.CONCAT(CHAR(34);[.B20];CHAR(34))" office:value-type="string" office:string-value="&quot;Evening at the museum&quot;" calcext:value-type="string">
            <text:p>"Evening at the museum"</text:p>
          </table:table-cell>
          <table:table-cell office:value-type="string" calcext:value-type="string">
            <text:p>Evening at the museu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iet, I say!</text:p>
          </table:table-cell>
          <table:table-cell table:formula="of:=COM.MICROSOFT.CONCAT(CHAR(34);[.B21];CHAR(34))" office:value-type="string" office:string-value="&quot;Quiet, I say!&quot;" calcext:value-type="string">
            <text:p>"Quiet, I say!"</text:p>
          </table:table-cell>
          <table:table-cell office:value-type="string" calcext:value-type="string">
            <text:p>Quiet_ I say_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naway gerbil</text:p>
          </table:table-cell>
          <table:table-cell table:formula="of:=COM.MICROSOFT.CONCAT(CHAR(34);[.B22];CHAR(34))" office:value-type="string" office:string-value="&quot;Runaway gerbil&quot;" calcext:value-type="string">
            <text:p>"Runaway gerbil"</text:p>
          </table:table-cell>
          <table:table-cell office:value-type="string" calcext:value-type="string">
            <text:p>Runaway gerb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ve me!</text:p>
          </table:table-cell>
          <table:table-cell table:formula="of:=COM.MICROSOFT.CONCAT(CHAR(34);[.B23];CHAR(34))" office:value-type="string" office:string-value="&quot;Give me!&quot;" calcext:value-type="string">
            <text:p>"Give me!"</text:p>
          </table:table-cell>
          <table:table-cell office:value-type="string" calcext:value-type="string">
            <text:p>Give me_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erbil aerobics</text:p>
          </table:table-cell>
          <table:table-cell table:formula="of:=COM.MICROSOFT.CONCAT(CHAR(34);[.B24];CHAR(34))" office:value-type="string" office:string-value="&quot;Gerbil aerobics&quot;" calcext:value-type="string">
            <text:p>"Gerbil aerobics"</text:p>
          </table:table-cell>
          <table:table-cell office:value-type="string" calcext:value-type="string">
            <text:p>Gerbil aerobic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 good looking gerbil</text:p>
          </table:table-cell>
          <table:table-cell table:formula="of:=COM.MICROSOFT.CONCAT(CHAR(34);[.B25];CHAR(34))" office:value-type="string" office:string-value="&quot;One good looking gerbil&quot;" calcext:value-type="string">
            <text:p>"One good looking gerbil"</text:p>
          </table:table-cell>
          <table:table-cell office:value-type="string" calcext:value-type="string">
            <text:p>One good looking gerbi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eding time</text:p>
          </table:table-cell>
          <table:table-cell table:formula="of:=COM.MICROSOFT.CONCAT(CHAR(34);[.B26];CHAR(34))" office:value-type="string" office:string-value="&quot;Feeding time&quot;" calcext:value-type="string">
            <text:p>"Feeding time"</text:p>
          </table:table-cell>
          <table:table-cell office:value-type="string" calcext:value-type="string">
            <text:p>Feeding ti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sy</text:p>
          </table:table-cell>
          <table:table-cell table:formula="of:=COM.MICROSOFT.CONCAT(CHAR(34);[.B27];CHAR(34))" office:value-type="string" office:string-value="&quot;Cosy&quot;" calcext:value-type="string">
            <text:p>"Cosy"</text:p>
          </table:table-cell>
          <table:table-cell office:value-type="string" calcext:value-type="string">
            <text:p>Cos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ndra</text:p>
          </table:table-cell>
          <table:table-cell table:formula="of:=COM.MICROSOFT.CONCAT(CHAR(34);[.B28];CHAR(34))" office:value-type="string" office:string-value="&quot;Tundra&quot;" calcext:value-type="string">
            <text:p>"Tundra"</text:p>
          </table:table-cell>
          <table:table-cell office:value-type="string" calcext:value-type="string">
            <text:p>Tundr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sy day in forest</text:p>
          </table:table-cell>
          <table:table-cell table:formula="of:=COM.MICROSOFT.CONCAT(CHAR(34);[.B29];CHAR(34))" office:value-type="string" office:string-value="&quot;Busy day in forest&quot;" calcext:value-type="string">
            <text:p>"Busy day in forest"</text:p>
          </table:table-cell>
          <table:table-cell office:value-type="string" calcext:value-type="string">
            <text:p>Busy day in for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 diggers</text:p>
          </table:table-cell>
          <table:table-cell table:formula="of:=COM.MICROSOFT.CONCAT(CHAR(34);[.B30];CHAR(34))" office:value-type="string" office:string-value="&quot;The diggers&quot;" calcext:value-type="string">
            <text:p>"The diggers"</text:p>
          </table:table-cell>
          <table:table-cell office:value-type="string" calcext:value-type="string">
            <text:p>The digger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rning snack</text:p>
          </table:table-cell>
          <table:table-cell table:formula="of:=COM.MICROSOFT.CONCAT(CHAR(34);[.B31];CHAR(34))" office:value-type="string" office:string-value="&quot;Morning snack&quot;" calcext:value-type="string">
            <text:p>"Morning snack"</text:p>
          </table:table-cell>
          <table:table-cell office:value-type="string" calcext:value-type="string">
            <text:p>Morning sna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light meadow</text:p>
          </table:table-cell>
          <table:table-cell table:formula="of:=COM.MICROSOFT.CONCAT(CHAR(34);[.B32];CHAR(34))" office:value-type="string" office:string-value="&quot;Twilight meadow&quot;" calcext:value-type="string">
            <text:p>"Twilight meadow"</text:p>
          </table:table-cell>
          <table:table-cell office:value-type="string" calcext:value-type="string">
            <text:p>Twilight meadow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ght woods</text:p>
          </table:table-cell>
          <table:table-cell table:formula="of:=COM.MICROSOFT.CONCAT(CHAR(34);[.B33];CHAR(34))" office:value-type="string" office:string-value="&quot;Night woods&quot;" calcext:value-type="string">
            <text:p>"Night woods"</text:p>
          </table:table-cell>
          <table:table-cell office:value-type="string" calcext:value-type="string">
            <text:p>Night wood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t stuff falling</text:p>
          </table:table-cell>
          <table:table-cell table:formula="of:=COM.MICROSOFT.CONCAT(CHAR(34);[.B34];CHAR(34))" office:value-type="string" office:string-value="&quot;Wet stuff falling&quot;" calcext:value-type="string">
            <text:p>"Wet stuff falling"</text:p>
          </table:table-cell>
          <table:table-cell office:value-type="string" calcext:value-type="string">
            <text:p>Wet stuff fall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edgehog party</text:p>
          </table:table-cell>
          <table:table-cell table:formula="of:=COM.MICROSOFT.CONCAT(CHAR(34);[.B35];CHAR(34))" office:value-type="string" office:string-value="&quot;Hedgehog party&quot;" calcext:value-type="string">
            <text:p>"Hedgehog party"</text:p>
          </table:table-cell>
          <table:table-cell office:value-type="string" calcext:value-type="string">
            <text:p>Hedgehog par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nd-off</text:p>
          </table:table-cell>
          <table:table-cell table:formula="of:=COM.MICROSOFT.CONCAT(CHAR(34);[.B36];CHAR(34))" office:value-type="string" office:string-value="&quot;Stand-off&quot;" calcext:value-type="string">
            <text:p>"Stand-off"</text:p>
          </table:table-cell>
          <table:table-cell office:value-type="string" calcext:value-type="string">
            <text:p>Stand_of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 society ants</text:p>
          </table:table-cell>
          <table:table-cell table:formula="of:=COM.MICROSOFT.CONCAT(CHAR(34);[.B37];CHAR(34))" office:value-type="string" office:string-value="&quot;High society ants&quot;" calcext:value-type="string">
            <text:p>"High society ants"</text:p>
          </table:table-cell>
          <table:table-cell office:value-type="string" calcext:value-type="string">
            <text:p>High society an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fficult patient</text:p>
          </table:table-cell>
          <table:table-cell table:formula="of:=COM.MICROSOFT.CONCAT(CHAR(34);[.B38];CHAR(34))" office:value-type="string" office:string-value="&quot;Difficult patient&quot;" calcext:value-type="string">
            <text:p>"Difficult patient"</text:p>
          </table:table-cell>
          <table:table-cell office:value-type="string" calcext:value-type="string">
            <text:p>Difficult patien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thing but trash here!</text:p>
          </table:table-cell>
          <table:table-cell table:formula="of:=COM.MICROSOFT.CONCAT(CHAR(34);[.B39];CHAR(34))" office:value-type="string" office:string-value="&quot;Nothing but trash here!&quot;" calcext:value-type="string">
            <text:p>"Nothing but trash here!"</text:p>
          </table:table-cell>
          <table:table-cell office:value-type="string" calcext:value-type="string">
            <text:p>Nothing but trash here_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ear miss</text:p>
          </table:table-cell>
          <table:table-cell table:formula="of:=COM.MICROSOFT.CONCAT(CHAR(34);[.B40];CHAR(34))" office:value-type="string" office:string-value="&quot;Near miss&quot;" calcext:value-type="string">
            <text:p>"Near miss"</text:p>
          </table:table-cell>
          <table:table-cell office:value-type="string" calcext:value-type="string">
            <text:p>Near mis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e you my mother?</text:p>
          </table:table-cell>
          <table:table-cell table:formula="of:=COM.MICROSOFT.CONCAT(CHAR(34);[.B41];CHAR(34))" office:value-type="string" office:string-value="&quot;Are you my mother?&quot;" calcext:value-type="string">
            <text:p>"Are you my mother?"</text:p>
          </table:table-cell>
          <table:table-cell office:value-type="string" calcext:value-type="string">
            <text:p>Are you my mother_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low me …</text:p>
          </table:table-cell>
          <table:table-cell table:formula="of:=COM.MICROSOFT.CONCAT(CHAR(34);[.B42];CHAR(34))" office:value-type="string" office:string-value="&quot;Folow me …&quot;" calcext:value-type="string">
            <text:p>"Folow me …"</text:p>
          </table:table-cell>
          <table:table-cell office:value-type="string" calcext:value-type="string">
            <text:p>Folow me ___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ree-styling</text:p>
          </table:table-cell>
          <table:table-cell table:formula="of:=COM.MICROSOFT.CONCAT(CHAR(34);[.B43];CHAR(34))" office:value-type="string" office:string-value="&quot;Free-styling&quot;" calcext:value-type="string">
            <text:p>"Free-styling"</text:p>
          </table:table-cell>
          <table:table-cell office:value-type="string" calcext:value-type="string">
            <text:p>Free_styli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 ain’t too smart!</text:p>
          </table:table-cell>
          <table:table-cell table:formula="of:=COM.MICROSOFT.CONCAT(CHAR(34);[.B44];CHAR(34))" office:value-type="string" office:string-value="&quot;Bird ain’t too smart!&quot;" calcext:value-type="string">
            <text:p>"Bird ain’t too smart!"</text:p>
          </table:table-cell>
          <table:table-cell office:value-type="string" calcext:value-type="string">
            <text:p>Bird ain_t too smart_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ather express</text:p>
          </table:table-cell>
          <table:table-cell table:formula="of:=COM.MICROSOFT.CONCAT(CHAR(34);[.B45];CHAR(34))" office:value-type="string" office:string-value="&quot;Feather express&quot;" calcext:value-type="string">
            <text:p>"Feather express"</text:p>
          </table:table-cell>
          <table:table-cell office:value-type="string" calcext:value-type="string">
            <text:p>Feather expres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ather express 2</text:p>
          </table:table-cell>
          <table:table-cell table:formula="of:=COM.MICROSOFT.CONCAT(CHAR(34);[.B46];CHAR(34))" office:value-type="string" office:string-value="&quot;Feather express 2&quot;" calcext:value-type="string">
            <text:p>"Feather express 2"</text:p>
          </table:table-cell>
          <table:table-cell office:value-type="string" calcext:value-type="string">
            <text:p>Feather express 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me to the kids</text:p>
          </table:table-cell>
          <table:table-cell table:formula="of:=COM.MICROSOFT.CONCAT(CHAR(34);[.B47];CHAR(34))" office:value-type="string" office:string-value="&quot;Home to the kids&quot;" calcext:value-type="string">
            <text:p>"Home to the kids"</text:p>
          </table:table-cell>
          <table:table-cell office:value-type="string" calcext:value-type="string">
            <text:p>Home to the kid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itten picnic</text:p>
          </table:table-cell>
          <table:table-cell table:formula="of:=COM.MICROSOFT.CONCAT(CHAR(34);[.B48];CHAR(34))" office:value-type="string" office:string-value="&quot;Kitten picnic&quot;" calcext:value-type="string">
            <text:p>"Kitten picnic"</text:p>
          </table:table-cell>
          <table:table-cell office:value-type="string" calcext:value-type="string">
            <text:p>Kitten picnic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d Jake! Bad!</text:p>
          </table:table-cell>
          <table:table-cell table:formula="of:=COM.MICROSOFT.CONCAT(CHAR(34);[.B49];CHAR(34))" office:value-type="string" office:string-value="&quot;Bad Jake! Bad!&quot;" calcext:value-type="string">
            <text:p>"Bad Jake! Bad!"</text:p>
          </table:table-cell>
          <table:table-cell office:value-type="string" calcext:value-type="string">
            <text:p>Bad Jake_ Bad_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ke me home!</text:p>
          </table:table-cell>
          <table:table-cell table:formula="of:=COM.MICROSOFT.CONCAT(CHAR(34);[.B50];CHAR(34))" office:value-type="string" office:string-value="&quot;Take me home!&quot;" calcext:value-type="string">
            <text:p>"Take me home!"</text:p>
          </table:table-cell>
          <table:table-cell office:value-type="string" calcext:value-type="string">
            <text:p>Take me home_</text:p>
          </table:table-cell>
        </table:table-row>
      </table:table>
      <table:table table:name="family_and_friend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ation</text:p>
          </table:table-cell>
          <table:table-cell table:formula="of:=COM.MICROSOFT.CONCAT(CHAR(34);[.B2];CHAR(34))" office:value-type="string" office:string-value="&quot;Relaxation&quot;" calcext:value-type="string">
            <text:p>"Relaxation"</text:p>
          </table:table-cell>
          <table:table-cell office:value-type="string" calcext:value-type="string">
            <text:p>Relax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right</text:p>
          </table:table-cell>
          <table:table-cell table:formula="of:=COM.MICROSOFT.CONCAT(CHAR(34);[.B3];CHAR(34))" office:value-type="string" office:string-value="&quot;Just right&quot;" calcext:value-type="string">
            <text:p>"Just right"</text:p>
          </table:table-cell>
          <table:table-cell office:value-type="string" calcext:value-type="string">
            <text:p>Just r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de behind Dad</text:p>
          </table:table-cell>
          <table:table-cell table:formula="of:=COM.MICROSOFT.CONCAT(CHAR(34);[.B4];CHAR(34))" office:value-type="string" office:string-value="&quot;Hide behind Dad&quot;" calcext:value-type="string">
            <text:p>"Hide behind Dad"</text:p>
          </table:table-cell>
          <table:table-cell office:value-type="string" calcext:value-type="string">
            <text:p>Hide behind D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zy days</text:p>
          </table:table-cell>
          <table:table-cell table:formula="of:=COM.MICROSOFT.CONCAT(CHAR(34);[.B5];CHAR(34))" office:value-type="string" office:string-value="&quot;Lazy days&quot;" calcext:value-type="string">
            <text:p>"Lazy days"</text:p>
          </table:table-cell>
          <table:table-cell office:value-type="string" calcext:value-type="string">
            <text:p>Lazy day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m and me</text:p>
          </table:table-cell>
          <table:table-cell table:formula="of:=COM.MICROSOFT.CONCAT(CHAR(34);[.B6];CHAR(34))" office:value-type="string" office:string-value="&quot;Mom and me&quot;" calcext:value-type="string">
            <text:p>"Mom and me"</text:p>
          </table:table-cell>
          <table:table-cell office:value-type="string" calcext:value-type="string">
            <text:p>Mom and 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ey! Wait for me!</text:p>
          </table:table-cell>
          <table:table-cell table:formula="of:=COM.MICROSOFT.CONCAT(CHAR(34);[.B7];CHAR(34))" office:value-type="string" office:string-value="&quot;Janey! Wait for me!&quot;" calcext:value-type="string">
            <text:p>"Janey! Wait for me!"</text:p>
          </table:table-cell>
          <table:table-cell office:value-type="string" calcext:value-type="string">
            <text:p>Janey_ Wait for me_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rthday mishap</text:p>
          </table:table-cell>
          <table:table-cell table:formula="of:=COM.MICROSOFT.CONCAT(CHAR(34);[.B8];CHAR(34))" office:value-type="string" office:string-value="&quot;Birthday mishap&quot;" calcext:value-type="string">
            <text:p>"Birthday mishap"</text:p>
          </table:table-cell>
          <table:table-cell office:value-type="string" calcext:value-type="string">
            <text:p>Birthday misha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ant snowmen</text:p>
          </table:table-cell>
          <table:table-cell table:formula="of:=COM.MICROSOFT.CONCAT(CHAR(34);[.B9];CHAR(34))" office:value-type="string" office:string-value="&quot;Giant snowmen&quot;" calcext:value-type="string">
            <text:p>"Giant snowmen"</text:p>
          </table:table-cell>
          <table:table-cell office:value-type="string" calcext:value-type="string">
            <text:p>Giant snowm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ce in the bubble</text:p>
          </table:table-cell>
          <table:table-cell table:formula="of:=COM.MICROSOFT.CONCAT(CHAR(34);[.B10];CHAR(34))" office:value-type="string" office:string-value="&quot;Face in the bubble&quot;" calcext:value-type="string">
            <text:p>"Face in the bubble"</text:p>
          </table:table-cell>
          <table:table-cell office:value-type="string" calcext:value-type="string">
            <text:p>Face in the bub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nky old clothes</text:p>
          </table:table-cell>
          <table:table-cell table:formula="of:=COM.MICROSOFT.CONCAT(CHAR(34);[.B11];CHAR(34))" office:value-type="string" office:string-value="&quot;Funky old clothes&quot;" calcext:value-type="string">
            <text:p>"Funky old clothes"</text:p>
          </table:table-cell>
          <table:table-cell office:value-type="string" calcext:value-type="string">
            <text:p>Funky old cloth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iends race</text:p>
          </table:table-cell>
          <table:table-cell table:formula="of:=COM.MICROSOFT.CONCAT(CHAR(34);[.B12];CHAR(34))" office:value-type="string" office:string-value="&quot;Friends race&quot;" calcext:value-type="string">
            <text:p>"Friends race"</text:p>
          </table:table-cell>
          <table:table-cell office:value-type="string" calcext:value-type="string">
            <text:p>Friends ra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ok over</text:p>
          </table:table-cell>
          <table:table-cell table:formula="of:=COM.MICROSOFT.CONCAT(CHAR(34);[.B13];CHAR(34))" office:value-type="string" office:string-value="&quot;Took over&quot;" calcext:value-type="string">
            <text:p>"Took over"</text:p>
          </table:table-cell>
          <table:table-cell office:value-type="string" calcext:value-type="string">
            <text:p>Took ov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ho bathes whom?</text:p>
          </table:table-cell>
          <table:table-cell table:formula="of:=COM.MICROSOFT.CONCAT(CHAR(34);[.B14];CHAR(34))" office:value-type="string" office:string-value="&quot;Who bathes whom?&quot;" calcext:value-type="string">
            <text:p>"Who bathes whom?"</text:p>
          </table:table-cell>
          <table:table-cell office:value-type="string" calcext:value-type="string">
            <text:p>Who bathes whom_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nter wonderland</text:p>
          </table:table-cell>
          <table:table-cell table:formula="of:=COM.MICROSOFT.CONCAT(CHAR(34);[.B15];CHAR(34))" office:value-type="string" office:string-value="&quot;Winter wonderland&quot;" calcext:value-type="string">
            <text:p>"Winter wonderland"</text:p>
          </table:table-cell>
          <table:table-cell office:value-type="string" calcext:value-type="string">
            <text:p>Winter wonder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hat do you see?</text:p>
          </table:table-cell>
          <table:table-cell table:formula="of:=COM.MICROSOFT.CONCAT(CHAR(34);[.B16];CHAR(34))" office:value-type="string" office:string-value="&quot;What do you see?&quot;" calcext:value-type="string">
            <text:p>"What do you see?"</text:p>
          </table:table-cell>
          <table:table-cell office:value-type="string" calcext:value-type="string">
            <text:p>What do you see_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w, man!</text:p>
          </table:table-cell>
          <table:table-cell table:formula="of:=COM.MICROSOFT.CONCAT(CHAR(34);[.B17];CHAR(34))" office:value-type="string" office:string-value="&quot;Aw, man!&quot;" calcext:value-type="string">
            <text:p>"Aw, man!"</text:p>
          </table:table-cell>
          <table:table-cell office:value-type="string" calcext:value-type="string">
            <text:p>Aw_ man_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hh, nice day at beach</text:p>
          </table:table-cell>
          <table:table-cell table:formula="of:=COM.MICROSOFT.CONCAT(CHAR(34);[.B18];CHAR(34))" office:value-type="string" office:string-value="&quot;Ahh, nice day at beach&quot;" calcext:value-type="string">
            <text:p>"Ahh, nice day at beach"</text:p>
          </table:table-cell>
          <table:table-cell office:value-type="string" calcext:value-type="string">
            <text:p>Ahh_ nice day at beac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rades</text:p>
          </table:table-cell>
          <table:table-cell table:formula="of:=COM.MICROSOFT.CONCAT(CHAR(34);[.B19];CHAR(34))" office:value-type="string" office:string-value="&quot;Charades&quot;" calcext:value-type="string">
            <text:p>"Charades"</text:p>
          </table:table-cell>
          <table:table-cell office:value-type="string" calcext:value-type="string">
            <text:p>Charad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nival</text:p>
          </table:table-cell>
          <table:table-cell table:formula="of:=COM.MICROSOFT.CONCAT(CHAR(34);[.B20];CHAR(34))" office:value-type="string" office:string-value="&quot;Carnival&quot;" calcext:value-type="string">
            <text:p>"Carnival"</text:p>
          </table:table-cell>
          <table:table-cell office:value-type="string" calcext:value-type="string">
            <text:p>Carniv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 fanatic</text:p>
          </table:table-cell>
          <table:table-cell table:formula="of:=COM.MICROSOFT.CONCAT(CHAR(34);[.B21];CHAR(34))" office:value-type="string" office:string-value="&quot;Time fanatic&quot;" calcext:value-type="string">
            <text:p>"Time fanatic"</text:p>
          </table:table-cell>
          <table:table-cell office:value-type="string" calcext:value-type="string">
            <text:p>Time fanat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rthday gift</text:p>
          </table:table-cell>
          <table:table-cell table:formula="of:=COM.MICROSOFT.CONCAT(CHAR(34);[.B22];CHAR(34))" office:value-type="string" office:string-value="&quot;Birthday gift&quot;" calcext:value-type="string">
            <text:p>"Birthday gift"</text:p>
          </table:table-cell>
          <table:table-cell office:value-type="string" calcext:value-type="string">
            <text:p>Birthday gif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cident</text:p>
          </table:table-cell>
          <table:table-cell table:formula="of:=COM.MICROSOFT.CONCAT(CHAR(34);[.B23];CHAR(34))" office:value-type="string" office:string-value="&quot;Accident&quot;" calcext:value-type="string">
            <text:p>"Accident"</text:p>
          </table:table-cell>
          <table:table-cell office:value-type="string" calcext:value-type="string">
            <text:p>Acciden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rgiveness</text:p>
          </table:table-cell>
          <table:table-cell table:formula="of:=COM.MICROSOFT.CONCAT(CHAR(34);[.B24];CHAR(34))" office:value-type="string" office:string-value="&quot;Forgiveness&quot;" calcext:value-type="string">
            <text:p>"Forgiveness"</text:p>
          </table:table-cell>
          <table:table-cell office:value-type="string" calcext:value-type="string">
            <text:p>Forgivenes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, the other wrench</text:p>
          </table:table-cell>
          <table:table-cell table:formula="of:=COM.MICROSOFT.CONCAT(CHAR(34);[.B25];CHAR(34))" office:value-type="string" office:string-value="&quot;No, the other wrench&quot;" calcext:value-type="string">
            <text:p>"No, the other wrench"</text:p>
          </table:table-cell>
          <table:table-cell office:value-type="string" calcext:value-type="string">
            <text:p>No_ the other wrenc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ty time</text:p>
          </table:table-cell>
          <table:table-cell table:formula="of:=COM.MICROSOFT.CONCAT(CHAR(34);[.B26];CHAR(34))" office:value-type="string" office:string-value="&quot;Party time&quot;" calcext:value-type="string">
            <text:p>"Party time"</text:p>
          </table:table-cell>
          <table:table-cell office:value-type="string" calcext:value-type="string">
            <text:p>Party time</text:p>
          </table:table-cell>
        </table:table-row>
      </table:table>
      <table:table table:name="fantas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 man</text:p>
          </table:table-cell>
          <table:table-cell table:formula="of:=COM.MICROSOFT.CONCAT(CHAR(34);[.B2];CHAR(34))" office:value-type="string" office:string-value="&quot;Wind man&quot;" calcext:value-type="string">
            <text:p>"Wind man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p of Held</text:p>
          </table:table-cell>
          <table:table-cell table:formula="of:=COM.MICROSOFT.CONCAT(CHAR(34);[.B3];CHAR(34))" office:value-type="string" office:string-value="&quot;Map of Held&quot;" calcext:value-type="string">
            <text:p>"Map of Held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ke ape</text:p>
          </table:table-cell>
          <table:table-cell table:formula="of:=COM.MICROSOFT.CONCAT(CHAR(34);[.B4];CHAR(34))" office:value-type="string" office:string-value="&quot;Bike ape&quot;" calcext:value-type="string">
            <text:p>"Bike ape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y you call me ugly?</text:p>
          </table:table-cell>
          <table:table-cell table:formula="of:=COM.MICROSOFT.CONCAT(CHAR(34);[.B5];CHAR(34))" office:value-type="string" office:string-value="&quot;Why you call me ugly?&quot;" calcext:value-type="string">
            <text:p>"Why you call me ugly?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tle keeper</text:p>
          </table:table-cell>
          <table:table-cell table:formula="of:=COM.MICROSOFT.CONCAT(CHAR(34);[.B6];CHAR(34))" office:value-type="string" office:string-value="&quot;Castle keeper&quot;" calcext:value-type="string">
            <text:p>"Castle keeper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side the window</text:p>
          </table:table-cell>
          <table:table-cell table:formula="of:=COM.MICROSOFT.CONCAT(CHAR(34);[.B7];CHAR(34))" office:value-type="string" office:string-value="&quot;Outside the window&quot;" calcext:value-type="string">
            <text:p>"Outside the window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 of the bottle</text:p>
          </table:table-cell>
          <table:table-cell table:formula="of:=COM.MICROSOFT.CONCAT(CHAR(34);[.B8];CHAR(34))" office:value-type="string" office:string-value="&quot;Out of the bottle&quot;" calcext:value-type="string">
            <text:p>"Out of the bottle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rt with castle</text:p>
          </table:table-cell>
          <table:table-cell table:formula="of:=COM.MICROSOFT.CONCAT(CHAR(34);[.B9];CHAR(34))" office:value-type="string" office:string-value="&quot;Port with castle&quot;" calcext:value-type="string">
            <text:p>"Port with castle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’s eve</text:p>
          </table:table-cell>
          <table:table-cell table:formula="of:=COM.MICROSOFT.CONCAT(CHAR(34);[.B10];CHAR(34))" office:value-type="string" office:string-value="&quot;Summer’s eve&quot;" calcext:value-type="string">
            <text:p>"Summer’s eve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y with sharp things</text:p>
          </table:table-cell>
          <table:table-cell table:formula="of:=COM.MICROSOFT.CONCAT(CHAR(34);[.B11];CHAR(34))" office:value-type="string" office:string-value="&quot;Play with sharp things&quot;" calcext:value-type="string">
            <text:p>"Play with sharp things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salita of the rocks</text:p>
          </table:table-cell>
          <table:table-cell table:formula="of:=COM.MICROSOFT.CONCAT(CHAR(34);[.B12];CHAR(34))" office:value-type="string" office:string-value="&quot;Rosalita of the rocks&quot;" calcext:value-type="string">
            <text:p>"Rosalita of the rocks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e-litefully cute!</text:p>
          </table:table-cell>
          <table:table-cell table:formula="of:=COM.MICROSOFT.CONCAT(CHAR(34);[.B13];CHAR(34))" office:value-type="string" office:string-value="&quot;Dee-litefully cute!&quot;" calcext:value-type="string">
            <text:p>"Dee-litefully cute!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mmy brew</text:p>
          </table:table-cell>
          <table:table-cell table:formula="of:=COM.MICROSOFT.CONCAT(CHAR(34);[.B14];CHAR(34))" office:value-type="string" office:string-value="&quot;Yummy brew&quot;" calcext:value-type="string">
            <text:p>"Yummy brew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zaap!</text:p>
          </table:table-cell>
          <table:table-cell table:formula="of:=COM.MICROSOFT.CONCAT(CHAR(34);[.B15];CHAR(34))" office:value-type="string" office:string-value="&quot;Kazaap!&quot;" calcext:value-type="string">
            <text:p>"Kazaap!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weetmeller roast</text:p>
          </table:table-cell>
          <table:table-cell table:formula="of:=COM.MICROSOFT.CONCAT(CHAR(34);[.B16];CHAR(34))" office:value-type="string" office:string-value="&quot;Dweetmeller roast&quot;" calcext:value-type="string">
            <text:p>"Dweetmeller roast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inning gold</text:p>
          </table:table-cell>
          <table:table-cell table:formula="of:=COM.MICROSOFT.CONCAT(CHAR(34);[.B17];CHAR(34))" office:value-type="string" office:string-value="&quot;Spinning gold&quot;" calcext:value-type="string">
            <text:p>"Spinning gold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race</text:p>
          </table:table-cell>
          <table:table-cell table:formula="of:=COM.MICROSOFT.CONCAT(CHAR(34);[.B18];CHAR(34))" office:value-type="string" office:string-value="&quot;The race&quot;" calcext:value-type="string">
            <text:p>"The race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on traffic</text:p>
          </table:table-cell>
          <table:table-cell table:formula="of:=COM.MICROSOFT.CONCAT(CHAR(34);[.B19];CHAR(34))" office:value-type="string" office:string-value="&quot;Moon traffic&quot;" calcext:value-type="string">
            <text:p>"Moon traffic"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dnight visitors</text:p>
          </table:table-cell>
          <table:table-cell table:formula="of:=COM.MICROSOFT.CONCAT(CHAR(34);[.B20];CHAR(34))" office:value-type="string" office:string-value="&quot;Midnight visitors&quot;" calcext:value-type="string">
            <text:p>"Midnight visitors"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rnwall the Dragon</text:p>
          </table:table-cell>
          <table:table-cell table:formula="of:=COM.MICROSOFT.CONCAT(CHAR(34);[.B21];CHAR(34))" office:value-type="string" office:string-value="&quot;Cornwall the Dragon&quot;" calcext:value-type="string">
            <text:p>"Cornwall the Dragon"</text:p>
          </table:table-cell>
          <table:table-cell/>
        </table:table-row>
      </table:table>
      <table:table table:name="mystery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was that?!</text:p>
          </table:table-cell>
          <table:table-cell table:formula="of:=COM.MICROSOFT.CONCAT(CHAR(34);[.B2];CHAR(34))" office:value-type="string" office:string-value="&quot;What was that?!&quot;" calcext:value-type="string">
            <text:p>"What was that?!"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ird times at library</text:p>
          </table:table-cell>
          <table:table-cell table:formula="of:=COM.MICROSOFT.CONCAT(CHAR(34);[.B3];CHAR(34))" office:value-type="string" office:string-value="&quot;Weird times at library&quot;" calcext:value-type="string">
            <text:p>"Weird times at library"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venge of the Pharaoh</text:p>
          </table:table-cell>
          <table:table-cell table:formula="of:=COM.MICROSOFT.CONCAT(CHAR(34);[.B4];CHAR(34))" office:value-type="string" office:string-value="&quot;Revenge of the Pharaoh&quot;" calcext:value-type="string">
            <text:p>"Revenge of the Pharaoh"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 shadow</text:p>
          </table:table-cell>
          <table:table-cell table:formula="of:=COM.MICROSOFT.CONCAT(CHAR(34);[.B5];CHAR(34))" office:value-type="string" office:string-value="&quot;Evil shadow&quot;" calcext:value-type="string">
            <text:p>"Evil shadow"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unty hunter’s prize</text:p>
          </table:table-cell>
          <table:table-cell table:formula="of:=COM.MICROSOFT.CONCAT(CHAR(34);[.B6];CHAR(34))" office:value-type="string" office:string-value="&quot;Bounty hunter’s prize&quot;" calcext:value-type="string">
            <text:p>"Bounty hunter’s prize"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initely weird!</text:p>
          </table:table-cell>
          <table:table-cell table:formula="of:=COM.MICROSOFT.CONCAT(CHAR(34);[.B7];CHAR(34))" office:value-type="string" office:string-value="&quot;Definitely weird!&quot;" calcext:value-type="string">
            <text:p>"Definitely weird!"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vesdropper</text:p>
          </table:table-cell>
          <table:table-cell table:formula="of:=COM.MICROSOFT.CONCAT(CHAR(34);[.B8];CHAR(34))" office:value-type="string" office:string-value="&quot;Eavesdropper&quot;" calcext:value-type="string">
            <text:p>"Eavesdropper"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ching me</text:p>
          </table:table-cell>
          <table:table-cell table:formula="of:=COM.MICROSOFT.CONCAT(CHAR(34);[.B9];CHAR(34))" office:value-type="string" office:string-value="&quot;Watching me&quot;" calcext:value-type="string">
            <text:p>"Watching me"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 dip</text:p>
          </table:table-cell>
          <table:table-cell table:formula="of:=COM.MICROSOFT.CONCAT(CHAR(34);[.B10];CHAR(34))" office:value-type="string" office:string-value="&quot;Monster dip&quot;" calcext:value-type="string">
            <text:p>"Monster dip"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dare you to enter!</text:p>
          </table:table-cell>
          <table:table-cell table:formula="of:=COM.MICROSOFT.CONCAT(CHAR(34);[.B11];CHAR(34))" office:value-type="string" office:string-value="&quot;I dare you to enter!&quot;" calcext:value-type="string">
            <text:p>"I dare you to enter!"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tch your step!</text:p>
          </table:table-cell>
          <table:table-cell table:formula="of:=COM.MICROSOFT.CONCAT(CHAR(34);[.B12];CHAR(34))" office:value-type="string" office:string-value="&quot;Watch your step!&quot;" calcext:value-type="string">
            <text:p>"Watch your step!"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ich is forged?</text:p>
          </table:table-cell>
          <table:table-cell table:formula="of:=COM.MICROSOFT.CONCAT(CHAR(34);[.B13];CHAR(34))" office:value-type="string" office:string-value="&quot;Which is forged?&quot;" calcext:value-type="string">
            <text:p>"Which is forged?"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into water!</text:p>
          </table:table-cell>
          <table:table-cell table:formula="of:=COM.MICROSOFT.CONCAT(CHAR(34);[.B14];CHAR(34))" office:value-type="string" office:string-value="&quot;Ice into water!&quot;" calcext:value-type="string">
            <text:p>"Ice into water!"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ggy Holly</text:p>
          </table:table-cell>
          <table:table-cell table:formula="of:=COM.MICROSOFT.CONCAT(CHAR(34);[.B15];CHAR(34))" office:value-type="string" office:string-value="&quot;Buggy Holly&quot;" calcext:value-type="string">
            <text:p>"Buggy Holly"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wel thief</text:p>
          </table:table-cell>
          <table:table-cell table:formula="of:=COM.MICROSOFT.CONCAT(CHAR(34);[.B16];CHAR(34))" office:value-type="string" office:string-value="&quot;Jewel thief&quot;" calcext:value-type="string">
            <text:p>"Jewel thief"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st a doll!</text:p>
          </table:table-cell>
          <table:table-cell table:formula="of:=COM.MICROSOFT.CONCAT(CHAR(34);[.B17];CHAR(34))" office:value-type="string" office:string-value="&quot;Just a doll!&quot;" calcext:value-type="string">
            <text:p>"Just a doll!"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pped off!</text:p>
          </table:table-cell>
          <table:table-cell table:formula="of:=COM.MICROSOFT.CONCAT(CHAR(34);[.B18];CHAR(34))" office:value-type="string" office:string-value="&quot;Ripped off!&quot;" calcext:value-type="string">
            <text:p>"Ripped off!"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ho’s there?</text:p>
          </table:table-cell>
          <table:table-cell table:formula="of:=COM.MICROSOFT.CONCAT(CHAR(34);[.B19];CHAR(34))" office:value-type="string" office:string-value="&quot;Who’s there?&quot;" calcext:value-type="string">
            <text:p>"Who’s there?"</text:p>
          </table:table-cell>
          <table:table-cell/>
        </table:table-row>
      </table:table>
      <table:table table:name="romanc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table table:name="sport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</table:table>
      <table:table table:name="whats_going_on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quoted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1T20:55:05.920000000</dc:date>
    <meta:editing-duration>PT3H11M1S</meta:editing-duration>
    <meta:editing-cycles>13</meta:editing-cycles>
    <meta:generator>LibreOffice/7.2.5.2$Windows_X86_64 LibreOffice_project/499f9727c189e6ef3471021d6132d4c694f357e5</meta:generator>
    <meta:document-statistic meta:table-count="8" meta:cell-count="635" meta:object-count="0"/>
  </office:meta>
</office:document-meta>
</file>